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111111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end="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fo:min-height="2.5cm"/>
    </style:style>
    <style:style style:name="gr11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2" style:family="graphic">
      <style:graphic-properties draw:textarea-horizontal-align="justify" draw:textarea-vertical-align="middle" draw:auto-grow-height="false"/>
    </style:style>
    <style:style style:name="gr13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>
      <style:graphic-properties svg:stroke-color="#000000" draw:textarea-horizontal-align="justify" draw:textarea-vertical-align="middle" draw:auto-grow-height="false"/>
    </style:style>
    <style:style style:name="gr15" style:family="graphic" style:parent-style-name="standard">
      <style:graphic-properties draw:marker-start="" draw:marker-end="" draw:textarea-vertical-align="middle"/>
    </style:style>
    <style:style style:name="gr16" style:family="graphic">
      <style:graphic-properties draw:stroke="solid" svg:stroke-color="#111111" draw:fill="none" draw:textarea-horizontal-align="justify" draw:textarea-vertical-align="middle" draw:auto-grow-height="false"/>
    </style:style>
    <style:style style:name="gr17" style:family="graphic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96pt" style:font-size-asian="96pt" style:font-size-complex="96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4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21cm" svg:y="4.9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7.2cm" svg:y="0.9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0.4cm" svg:y="9.5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cm" svg:y1="6.9cm" svg:x2="2.4cm" svg:y2="9.5cm" draw:start-shape="id1" draw:start-glue-point="2" draw:end-shape="id2" draw:end-glue-point="0" svg:d="M23000 6900v1300h-20600v1300" svg:viewBox="0 0 20601 2601">
          <text:p/>
        </draw:connector>
        <draw:custom-shape draw:style-name="gr1" draw:text-style-name="P2" xml:id="id23" draw:id="id23" draw:layer="layout" svg:width="4cm" svg:height="2cm" svg:x="36.5cm" svg:y="4.9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1cm" svg:y="5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19.2cm" svg:y1="2.9cm" svg:x2="5.1cm" svg:y2="5.1cm" draw:start-shape="id3" draw:start-glue-point="2" draw:end-shape="id4" draw:end-glue-point="0" svg:d="M19200 2900v1300h-14100v900" svg:viewBox="0 0 14101 2201">
          <text:p/>
        </draw:connector>
        <draw:custom-shape draw:style-name="gr1" draw:text-style-name="P2" xml:id="id24" draw:id="id24" draw:layer="layout" svg:width="4cm" svg:height="2cm" svg:x="13.3cm" svg:y="4.9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er4" svg:width="5.3cm" svg:height="2cm" svg:x="24.4cm" svg:y="4.7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cm" svg:height="2cm" svg:x="29.9cm" svg:y="4.8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6cm" svg:x="4.8cm" svg:y="9.5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6.8cm" svg:y2="9.5cm" draw:end-shape="id5" draw:end-glue-point="0" svg:d="M23000 6900v1300h-16200v1300" svg:viewBox="0 0 16201 2601">
          <text:p/>
        </draw:connector>
        <draw:custom-shape draw:style-name="gr1" draw:text-style-name="P2" xml:id="id6" draw:id="id6" draw:layer="layout" svg:width="4cm" svg:height="2.6cm" svg:x="9.4cm" svg:y="9.5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11.4cm" svg:y2="9.5cm" draw:end-shape="id6" draw:end-glue-point="0" svg:d="M23000 6900v1300h-11600v1300" svg:viewBox="0 0 11601 2601">
          <text:p/>
        </draw:connector>
        <draw:custom-shape draw:style-name="gr1" draw:text-style-name="P2" xml:id="id7" draw:id="id7" draw:layer="layout" svg:width="4cm" svg:height="2.6cm" svg:x="14.1cm" svg:y="9.5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16.1cm" svg:y2="9.5cm" draw:end-shape="id7" draw:end-glue-point="0" svg:d="M23000 6900v1300h-6900v1300" svg:viewBox="0 0 6901 2601">
          <text:p/>
        </draw:connector>
        <draw:custom-shape draw:style-name="gr1" draw:text-style-name="P2" xml:id="id8" draw:id="id8" draw:layer="layout" svg:width="4cm" svg:height="2.6cm" svg:x="19.1cm" svg:y="9.5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21.1cm" svg:y2="9.5cm" draw:end-shape="id8" draw:end-glue-point="0" svg:d="M23000 6900v1300h-1900v1300" svg:viewBox="0 0 1901 2601">
          <text:p/>
        </draw:connector>
        <draw:custom-shape draw:style-name="gr1" draw:text-style-name="P2" xml:id="id9" draw:id="id9" draw:layer="layout" svg:width="4cm" svg:height="2.6cm" svg:x="23.8cm" svg:y="9.6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25.8cm" svg:y2="9.6cm" draw:end-shape="id9" draw:end-glue-point="0" svg:d="M23000 6900v1350h2800v1350" svg:viewBox="0 0 2801 2701">
          <text:p/>
        </draw:connector>
        <draw:custom-shape draw:style-name="gr3" draw:text-style-name="P2" draw:layer="Layer4" svg:width="5.3cm" svg:height="2cm" svg:x="27.1cm" svg:y="9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cm" svg:height="2.6cm" svg:x="31.9cm" svg:y="9.4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cm" svg:y1="6.9cm" svg:x2="33.9cm" svg:y2="9.4cm" draw:end-shape="id10" draw:end-glue-point="0" svg:d="M23000 6900v1300h10900v1200" svg:viewBox="0 0 10901 2501">
          <text:p/>
        </draw:connector>
        <draw:custom-shape draw:style-name="gr1" draw:text-style-name="P2" xml:id="id11" draw:id="id11" draw:layer="layout" svg:width="5.2cm" svg:height="2.6cm" svg:x="36.2cm" svg:y="9.4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cm" svg:y1="6.9cm" svg:x2="38.8cm" svg:y2="9.4cm" draw:end-shape="id11" draw:end-glue-point="0" svg:d="M23000 6900v1300h15800v1200" svg:viewBox="0 0 15801 2501">
          <text:p/>
        </draw:connector>
        <draw:custom-shape draw:style-name="gr3" draw:text-style-name="P2" draw:layer="Layer4" svg:width="5.3cm" svg:height="2cm" svg:x="18.4cm" svg:y="11.9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cm" svg:height="2.6cm" svg:x="5.1cm" svg:y="15.4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5.8cm" svg:y1="12.2cm" svg:x2="7.1cm" svg:y2="15.4cm" draw:start-shape="id9" draw:start-glue-point="2" draw:end-shape="id12" draw:end-glue-point="0" svg:d="M25800 12200v2300h-18700v900" svg:viewBox="0 0 18701 3201">
          <text:p/>
        </draw:connector>
        <draw:custom-shape draw:style-name="gr1" draw:text-style-name="P2" xml:id="id13" draw:id="id13" draw:layer="layout" svg:width="4cm" svg:height="2.6cm" svg:x="11.8cm" svg:y="15.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13.8cm" svg:y2="15.5cm" draw:start-shape="id9" draw:start-glue-point="2" draw:end-shape="id13" draw:end-glue-point="0" svg:d="M25800 12200v2300h-12000v1000" svg:viewBox="0 0 12001 3301">
          <text:p/>
        </draw:connector>
        <draw:custom-shape draw:style-name="gr1" draw:text-style-name="P2" xml:id="id14" draw:id="id14" draw:layer="layout" svg:width="4cm" svg:height="2.6cm" svg:x="18.4cm" svg:y="15.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20.4cm" svg:y2="15.5cm" draw:start-shape="id9" draw:start-glue-point="2" draw:end-shape="id14" draw:end-glue-point="0" svg:d="M25800 12200v2300h-5400v1000" svg:viewBox="0 0 5401 3301">
          <text:p/>
        </draw:connector>
        <draw:custom-shape draw:style-name="gr1" draw:text-style-name="P2" xml:id="id15" draw:id="id15" draw:layer="layout" svg:width="4cm" svg:height="2.6cm" svg:x="27.6cm" svg:y="15.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29.6cm" svg:y2="15.5cm" draw:start-shape="id9" draw:start-glue-point="2" draw:end-shape="id15" draw:end-glue-point="0" svg:d="M25800 12200v2300h3800v1000" svg:viewBox="0 0 3801 3301">
          <text:p/>
        </draw:connector>
        <draw:custom-shape draw:style-name="gr1" draw:text-style-name="P2" xml:id="id16" draw:id="id16" draw:layer="layout" svg:width="4cm" svg:height="2.6cm" svg:x="35cm" svg:y="15.4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5.8cm" svg:y1="12.2cm" svg:x2="37cm" svg:y2="15.4cm" draw:start-shape="id9" draw:start-glue-point="2" draw:end-shape="id16" draw:end-glue-point="0" svg:d="M25800 12200v2300h11200v900" svg:viewBox="0 0 11201 3201">
          <text:p/>
        </draw:connector>
        <draw:custom-shape draw:style-name="gr3" draw:text-style-name="P2" draw:layer="Layer4" svg:width="5.3cm" svg:height="2cm" svg:x="11.1cm" svg:y="18.1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2cm" svg:y="16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6.8cm" svg:y="9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1.4cm" svg:y="15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cm" svg:height="2.6cm" svg:x="4.5cm" svg:y="22.3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0.4cm" svg:y1="18.1cm" svg:x2="6.5cm" svg:y2="22.3cm" draw:start-shape="id14" draw:start-glue-point="2" draw:end-shape="id17" draw:end-glue-point="0" svg:d="M20400 18100v3300h-13900v900" svg:viewBox="0 0 13901 4201">
          <text:p/>
        </draw:connector>
        <draw:custom-shape draw:style-name="gr1" draw:text-style-name="P2" xml:id="id18" draw:id="id18" draw:layer="layout" svg:width="4cm" svg:height="2.6cm" svg:x="9.5cm" svg:y="22.3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0.4cm" svg:y1="18.1cm" svg:x2="11.5cm" svg:y2="22.3cm" draw:end-shape="id18" draw:end-glue-point="0" svg:d="M20400 18100v3300h-8900v900" svg:viewBox="0 0 8901 4201">
          <text:p/>
        </draw:connector>
        <draw:custom-shape draw:style-name="gr1" draw:text-style-name="P2" xml:id="id19" draw:id="id19" draw:layer="layout" svg:width="4cm" svg:height="2.6cm" svg:x="14.7cm" svg:y="22.3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0.4cm" svg:y1="18.1cm" svg:x2="16.7cm" svg:y2="22.3cm" draw:end-shape="id19" draw:end-glue-point="0" svg:d="M20400 18100v3300h-3700v900" svg:viewBox="0 0 3701 4201">
          <text:p/>
        </draw:connector>
        <draw:custom-shape draw:style-name="gr1" draw:text-style-name="P2" xml:id="id20" draw:id="id20" draw:layer="layout" svg:width="4cm" svg:height="2.6cm" svg:x="20.7cm" svg:y="22.4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0.4cm" svg:y1="18.1cm" svg:x2="22.7cm" svg:y2="22.4cm" draw:end-shape="id20" draw:end-glue-point="0" svg:d="M20400 18100v3300h2300v1000" svg:viewBox="0 0 2301 4301">
          <text:p/>
        </draw:connector>
        <draw:custom-shape draw:style-name="gr1" draw:text-style-name="P2" xml:id="id21" draw:id="id21" draw:layer="layout" svg:width="4cm" svg:height="2.6cm" svg:x="26.4cm" svg:y="22.5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35cm" svg:x1="20.4cm" svg:y1="18.1cm" svg:x2="28.4cm" svg:y2="22.5cm" draw:end-shape="id21" draw:end-glue-point="0" svg:d="M20400 18100v3300h8000v1100" svg:viewBox="0 0 8001 4401">
          <text:p/>
        </draw:connector>
        <draw:custom-shape draw:style-name="gr1" draw:text-style-name="P2" xml:id="id22" draw:id="id22" draw:layer="layout" svg:width="4cm" svg:height="2.6cm" svg:x="32.2cm" svg:y="22.4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0.4cm" svg:y1="18.1cm" svg:x2="34.2cm" svg:y2="22.4cm" draw:end-shape="id22" draw:end-glue-point="0" svg:d="M20400 18100v3300h13800v1000" svg:viewBox="0 0 13801 4301">
          <text:p/>
        </draw:connector>
        <draw:connector draw:style-name="gr2" draw:text-style-name="P1" draw:layer="layout" draw:line-skew="0.3cm" svg:x1="38.5cm" svg:y1="4.9cm" svg:x2="19.2cm" svg:y2="2.9cm" draw:start-shape="id23" draw:start-glue-point="0" draw:end-shape="id3" draw:end-glue-point="2" svg:d="M38500 4900v-700h-19300v-1300" svg:viewBox="0 0 19301 2001">
          <text:p/>
        </draw:connector>
        <draw:connector draw:style-name="gr2" draw:text-style-name="P1" draw:layer="layout" draw:line-skew="0.3cm" svg:x1="15.3cm" svg:y1="4.9cm" svg:x2="19.2cm" svg:y2="2.9cm" draw:start-shape="id24" draw:start-glue-point="0" draw:end-shape="id3" draw:end-glue-point="2" svg:d="M15300 4900v-700h3900v-1300" svg:viewBox="0 0 3901 2001">
          <text:p/>
        </draw:connector>
        <draw:connector draw:style-name="gr2" draw:text-style-name="P1" draw:layer="layout" draw:line-skew="0.3cm" svg:x1="23cm" svg:y1="4.9cm" svg:x2="19.2cm" svg:y2="2.9cm" draw:start-shape="id1" draw:start-glue-point="0" draw:end-shape="id3" draw:end-glue-point="2" svg:d="M23000 4900v-700h-3800v-1300" svg:viewBox="0 0 3801 2001">
          <text:p/>
        </draw:connector>
        <draw:connector draw:style-name="gr2" draw:text-style-name="P1" draw:layer="layout" draw:line-skew="0.35cm" svg:x1="31.9cm" svg:y1="4.8cm" svg:x2="19.2cm" svg:y2="2.9cm" draw:start-shape="id25" draw:start-glue-point="0" draw:end-shape="id3" draw:end-glue-point="2" svg:d="M31900 4800v-600h-12700v-1300" svg:viewBox="0 0 12701 1901">
          <text:p/>
        </draw:connector>
        <draw:custom-shape draw:style-name="gr3" draw:text-style-name="P2" draw:layer="Layer4" svg:width="5.3cm" svg:height="2cm" svg:x="3cm" svg:y="25.3cm">
          <text:p text:style-name="P1"><text:span text:style-name="T1">WS-IMPORTE-UN-TRABAJO</text:span></text:p>
          <text:p text:style-name="P1"><text:span text:style-name="T1">←</text:span><text:span text:style-name="T1">- </text:span></text:p>
          <text:p text:style-name="P1"><text:span text:style-name="T1">REG-MEN-HORAS * </text:span></text:p>
          <text:p text:style-name="P1"><text:span text:style-name="T1">WS-CAT-TARI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er4" svg:width="9.3cm" svg:height="2cm" svg:x="1.3cm" svg:y="1.2cm">
          <text:p text:style-name="P4"><text:span text:style-name="T3">Diagrama General 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4"><text:span text:style-name="T3">1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2" xml:id="id27" draw:id="id27" draw:layer="layout" svg:width="4cm" svg:height="2cm" svg:x="11.3cm" svg:y="4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7cm" svg:y="11.7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cm" svg:height="2cm" svg:x="4.9cm" svg:y="7.3cm">
          <text:p text:style-name="P1"><text:span text:style-name="T1">ABRIR</text:span></text:p>
          <text:p text:style-name="P1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6.9cm" svg:y1="7.3cm" svg:x2="13.3cm" svg:y2="6.1cm" draw:start-shape="id26" draw:start-glue-point="0" draw:end-shape="id27" draw:end-glue-point="2" svg:d="M6900 7300v-850h6400v-350" svg:viewBox="0 0 6401 1201">
          <text:p/>
        </draw:connector>
        <draw:custom-shape draw:style-name="gr1" draw:text-style-name="P2" xml:id="id28" draw:id="id28" draw:layer="layout" svg:width="7cm" svg:height="5.1cm" svg:x="3.4cm" svg:y="10.4cm">
          <text:p text:style-name="P1"><text:span text:style-name="T1">OPEN O ARCH-LISTADO</text:span></text:p>
          <text:p text:style-name="P1"><text:span text:style-name="T1">OPEN I ARCH-NOV N</text:span></text:p>
          <text:p text:style-name="P1"><text:span text:style-name="T1">OPEN I EMPRESAS</text:span></text:p>
          <text:p text:style-name="P1"><text:span text:style-name="T1">OPEN I CONSULTORES</text:span></text:p>
          <text:p text:style-name="P1"><text:span text:style-name="T1">OPEN I CATEGORIAS</text:span></text:p>
          <text:p text:style-name="P1"><text:span text:style-name="T1">OPEN O TIMES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cm" svg:y1="10.4cm" svg:x2="6.9cm" svg:y2="9.3cm" draw:start-shape="id28" draw:start-glue-point="0" draw:end-shape="id26" draw:end-glue-point="2" svg:d="M6900 10400v-1100" svg:viewBox="0 0 1 1101">
          <text:p/>
        </draw:connector>
        <draw:custom-shape draw:style-name="gr1" draw:text-style-name="P2" xml:id="id29" draw:id="id29" draw:layer="layout" svg:width="4cm" svg:height="2cm" svg:x="11.3cm" svg:y="7.4cm">
          <text:p text:style-name="P1"><text:span text:style-name="T1">CARGAR</text:span></text:p>
          <text:p text:style-name="P1"><text:span text:style-name="T1">TABLA</text:span></text:p>
          <text:p text:style-name="P1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3cm" svg:y1="7.4cm" svg:x2="13.3cm" svg:y2="6.1cm" draw:start-shape="id29" draw:start-glue-point="0" draw:end-shape="id27" draw:end-glue-point="2" svg:d="M13300 7400v-1300" svg:viewBox="0 0 1 1301">
          <text:p/>
        </draw:connector>
        <draw:custom-shape draw:style-name="gr1" draw:text-style-name="P2" xml:id="id30" draw:id="id30" draw:layer="layout" svg:width="4cm" svg:height="2cm" svg:x="16.3cm" svg:y="7.4cm">
          <text:p text:style-name="P1"><text:span text:style-name="T1">CARGAR</text:span></text:p>
          <text:p text:style-name="P1"><text:span text:style-name="T1">TABLA</text:span></text:p>
          <text:p text:style-name="P1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8.3cm" svg:y1="7.4cm" svg:x2="13.3cm" svg:y2="6.1cm" draw:start-shape="id30" draw:start-glue-point="0" draw:end-shape="id27" draw:end-glue-point="2" svg:d="M18300 7400v-900h-5000v-400" svg:viewBox="0 0 5001 1301">
          <text:p/>
        </draw:connector>
        <draw:custom-shape draw:style-name="gr1" draw:text-style-name="P2" xml:id="id31" draw:id="id31" draw:layer="layout" svg:width="4cm" svg:height="2cm" svg:x="17cm" svg:y="14.4cm">
          <text:p text:style-name="P1"><text:span text:style-name="T1">LEER</text:span></text:p>
          <text:p text:style-name="P1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cm" svg:x2="20cm" svg:y2="16.4cm" svg:d="M20000 15700v700" svg:viewBox="0 0 1 701">
          <text:p/>
        </draw:connector>
        <draw:connector draw:style-name="gr2" draw:text-style-name="P1" draw:layer="layout" svg:x1="19cm" svg:y1="16.4cm" svg:x2="19cm" svg:y2="17.2cm" draw:start-shape="id31" draw:start-glue-point="2" draw:end-shape="id32" draw:end-glue-point="0" svg:d="M19000 16400v800" svg:viewBox="0 0 1 801">
          <text:p/>
        </draw:connector>
        <draw:custom-shape draw:style-name="gr5" draw:text-style-name="P2" draw:layer="layout" svg:width="4cm" svg:height="2cm" svg:x="14.1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3" draw:id="id33" draw:layer="layout" svg:width="4cm" svg:height="2cm" svg:x="19.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9cm" svg:y1="19.2cm" svg:x2="21.9cm" svg:y2="20.5cm" draw:end-shape="id33" draw:end-glue-point="0" svg:d="M19000 19200v400h2900v900" svg:viewBox="0 0 2901 1301">
          <text:p/>
        </draw:connector>
        <draw:custom-shape draw:style-name="gr7" draw:text-style-name="P2" xml:id="id34" draw:id="id34" draw:layer="layout" svg:width="4cm" svg:height="3cm" svg:x="19.9cm" svg:y="23.2cm">
          <text:p text:style-name="P1"><text:span text:style-name="T1">REG N NUM</text:span></text:p>
          <text:p text:style-name="P1"><text:span text:style-name="T1">←</text:span><text:span text:style-name="T1">- 99999</text:span></text:p>
          <text:p text:style-name="P1"><text:span text:style-name="T1">REG H FECHA</text:span></text:p>
          <text:p text:style-name="P1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1.9cm" svg:y1="22.5cm" svg:x2="21.9cm" svg:y2="23.2cm" draw:start-shape="id33" draw:start-glue-point="2" draw:end-shape="id34" draw:end-glue-point="0" svg:d="M21900 22500v700" svg:viewBox="0 0 1 701">
          <text:p/>
        </draw:connector>
        <draw:custom-shape draw:style-name="gr5" draw:text-style-name="P2" xml:id="id37" draw:id="id37" draw:layer="layout" svg:width="4cm" svg:height="0.4cm" svg:x="14.1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4cm" svg:height="0.4cm" svg:x="14.1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6" draw:id="id36" draw:layer="layout" svg:width="4cm" svg:height="2cm" svg:x="14.1cm" svg:y="23.4cm">
          <text:p text:style-name="P1"><text:span text:style-name="T1">NEXT</text:span></text:p>
          <text:p text:style-name="P1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1cm" svg:y1="22.5cm" svg:x2="16.1cm" svg:y2="23.4cm" draw:start-shape="id35" draw:start-glue-point="2" draw:end-shape="id36" draw:end-glue-point="0" svg:d="M16100 22500v900" svg:viewBox="0 0 1 901">
          <text:p/>
        </draw:connector>
        <draw:custom-shape draw:style-name="gr7" draw:text-style-name="P2" xml:id="id32" draw:id="id32" draw:layer="layout" svg:width="4cm" svg:height="2cm" svg:x="17cm" svg:y="17.2cm">
          <text:p text:style-name="P1"><text:span text:style-name="T1">READ NOV N</text:span></text:p>
          <text:p text:style-name="P1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1cm" svg:y1="20.5cm" svg:x2="19cm" svg:y2="19.2cm" draw:start-shape="id37" draw:start-glue-point="0" svg:d="M16100 20500v-900h2900v-400" svg:viewBox="0 0 2901 1301">
          <text:p/>
        </draw:connector>
        <draw:custom-shape draw:style-name="gr3" draw:text-style-name="P5" draw:layer="layout" svg:width="0.9cm" svg:height="1.3cm" svg:x="17.4cm" svg:y="20.1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9.9cm" svg:y1="22.5cm" svg:x2="23.8cm" svg:y2="20.6cm">
          <text:p/>
        </draw:line>
        <draw:custom-shape draw:style-name="gr7" draw:text-style-name="P2" xml:id="id39" draw:id="id39" draw:layer="layout" svg:width="4cm" svg:height="2cm" svg:x="30cm" svg:y="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8" draw:id="id38" draw:layer="layout" svg:width="4cm" svg:height="2cm" svg:x="35.7cm" svg:y="7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4.7cm" svg:y1="5.6cm" svg:x2="37.7cm" svg:y2="7cm" draw:end-shape="id38" draw:end-glue-point="0" svg:d="M34700 5600v1000h3000v400" svg:viewBox="0 0 3001 1401">
          <text:p/>
        </draw:connector>
        <draw:custom-shape draw:style-name="gr7" draw:text-style-name="P2" xml:id="id40" draw:id="id40" draw:layer="layout" svg:width="7.3cm" svg:height="5.4cm" svg:x="28.4cm" svg:y="9.8cm">
          <text:p text:style-name="P1"><text:span text:style-name="T1">CLOSE ARCH-NOV1.</text:span></text:p>
          <text:p text:style-name="P1"><text:span text:style-name="T1"><text:s/></text:span><text:span text:style-name="T1">CLOSE ARCH-NOV2</text:span></text:p>
          <text:p text:style-name="P1"><text:span text:style-name="T1"><text:s/></text:span><text:span text:style-name="T1">CLOSE ARCH-NOV3.</text:span></text:p>
          <text:p text:style-name="P1"><text:span text:style-name="T1">CLOSE ARCH-CONSULTORES.</text:span></text:p>
          <text:p text:style-name="P1"><text:span text:style-name="T1">CLOSE ARCH-CATEGORIAS.</text:span></text:p>
          <text:p text:style-name="P1"><text:span text:style-name="T1">CLOSE ARCH-EMPRESAS</text:span></text:p>
          <text:p text:style-name="P1"><text:span text:style-name="T1">CLOSE ARCH-TIMES.</text:span></text:p>
          <text:p text:style-name="P1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2cm" svg:y1="9cm" svg:x2="32.05cm" svg:y2="9.8cm" draw:start-shape="id39" draw:start-glue-point="2" draw:end-shape="id40" draw:end-glue-point="0" svg:d="M32000 9000v400h50v400" svg:viewBox="0 0 51 801">
          <text:p/>
        </draw:connector>
        <draw:custom-shape draw:style-name="gr7" draw:text-style-name="P2" draw:layer="layout" svg:width="4cm" svg:height="2cm" svg:x="32.7cm" svg:y="3.6cm">
          <text:p text:style-name="P1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2cm" svg:y1="7cm" svg:x2="34.7cm" svg:y2="5.6cm" draw:start-shape="id39" draw:start-glue-point="0" svg:d="M32000 7000v-400h2700v-1000" svg:viewBox="0 0 2701 1401">
          <text:p/>
        </draw:connector>
        <draw:frame draw:style-name="gr9" draw:layer="layout" svg:width="2.746cm" svg:height="0.962cm" svg:x="21.254cm" svg:y="15.138cm">
          <draw:text-box>
            <text:p>N = 1..4</text:p>
          </draw:text-box>
        </draw:frame>
        <draw:custom-shape draw:style-name="gr4" draw:text-style-name="P4" draw:layer="layout" svg:width="8.4cm" svg:height="3.4cm" svg:x="1.4cm" svg:y="1.4cm">
          <text:p text:style-name="P4"><text:span text:style-name="T3">Modulos </text:span></text:p>
          <text:p text:style-name="P4"><text:span text:style-name="T3">INICIO,</text:span></text:p>
          <text:p text:style-name="P4"><text:span text:style-name="T3">LEER-NOVEDADES, </text:span></text:p>
          <text:p text:style-name="P4"><text:span text:style-name="T3">FINALIZAR</text:span></text:p>
          <text:p text:style-name="P4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4"><text:span text:style-name="T3">2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2" xml:id="id42" draw:id="id42" draw:layer="layout" svg:width="4cm" svg:height="2.1cm" svg:x="9.2cm" svg:y="13.7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4cm" svg:height="2cm" svg:x="19.3cm" svg:y="1.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4cm" svg:height="2cm" svg:x="3.6cm" svg:y="17.1cm">
          <text:p text:style-name="P1"><text:span text:style-name="T1">REG-MEN</text:span></text:p>
          <text:p text:style-name="P1"><text:span text:style-name="T1">←</text:span><text:span text:style-name="T1">- REG-NOV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5.6cm" svg:y1="17.1cm" svg:x2="11.2cm" svg:y2="15.8cm" draw:start-shape="id41" draw:start-glue-point="0" draw:end-shape="id42" draw:end-glue-point="2" svg:d="M5600 17100v-900h5600v-400" svg:viewBox="0 0 5601 1301">
          <text:p/>
        </draw:connector>
        <draw:connector draw:style-name="gr2" draw:text-style-name="P1" draw:layer="layout" svg:x1="11.2cm" svg:y1="17cm" svg:x2="11.2cm" svg:y2="15.8cm" draw:start-shape="id43" draw:start-glue-point="0" draw:end-shape="id42" draw:end-glue-point="2" svg:d="M11200 17000v-1200" svg:viewBox="0 0 1 1201">
          <text:p/>
        </draw:connector>
        <draw:connector draw:style-name="gr2" draw:text-style-name="P1" draw:layer="layout" draw:line-skew="-0.2cm" svg:x1="16cm" svg:y1="17cm" svg:x2="11.2cm" svg:y2="15.8cm" draw:start-shape="id44" draw:start-glue-point="0" draw:end-shape="id42" draw:end-glue-point="2" svg:d="M16000 17000v-800h-4800v-400" svg:viewBox="0 0 4801 1201">
          <text:p/>
        </draw:connector>
        <draw:custom-shape draw:style-name="gr1" draw:text-style-name="P2" xml:id="id46" draw:id="id46" draw:layer="layout" svg:width="5.4cm" svg:height="2.4cm" svg:x="14.4cm" svg:y="5.5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3cm" svg:y1="3.9cm" svg:x2="17.1cm" svg:y2="5.5cm" draw:start-shape="id45" draw:start-glue-point="2" draw:end-shape="id46" draw:end-glue-point="0" svg:d="M21300 3900v800h-4200v800" svg:viewBox="0 0 4201 1601">
          <text:p/>
        </draw:connector>
        <draw:custom-shape draw:style-name="gr7" draw:text-style-name="P2" xml:id="id47" draw:id="id47" draw:layer="layout" svg:width="4cm" svg:height="2.4cm" svg:x="9.2cm" svg:y="17cm">
          <text:p text:style-name="P1"><text:span text:style-name="T1">REG-MEN &gt;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8" draw:id="id48" draw:layer="layout" svg:width="4cm" svg:height="2cm" svg:x="9.2cm" svg:y="20.2cm">
          <text:p text:style-name="P1"><text:span text:style-name="T1">REG-MEN</text:span></text:p>
          <text:p text:style-name="P1"><text:span text:style-name="T1">←</text:span><text:span text:style-name="T1">- REG-NO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1.2cm" svg:y1="19.4cm" svg:x2="11.2cm" svg:y2="20.2cm" draw:start-shape="id47" draw:start-glue-point="2" draw:end-shape="id48" draw:end-glue-point="0" svg:d="M11200 19400v800" svg:viewBox="0 0 1 801">
          <text:p/>
        </draw:connector>
        <draw:custom-shape draw:style-name="gr5" draw:text-style-name="P2" xml:id="id43" draw:id="id43" draw:layer="layout" svg:width="4cm" svg:height="0.4cm" svg:x="9.2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9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2.6cm" svg:y="16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9" draw:id="id49" draw:layer="layout" svg:width="4cm" svg:height="2.4cm" svg:x="14cm" svg:y="17cm">
          <text:p text:style-name="P1"><text:span text:style-name="T1">REG-MEN &gt;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0" draw:id="id50" draw:layer="layout" svg:width="4cm" svg:height="2cm" svg:x="14cm" svg:y="20.2cm">
          <text:p text:style-name="P1"><text:span text:style-name="T1">REG-MEN</text:span></text:p>
          <text:p text:style-name="P1"><text:span text:style-name="T1">←</text:span><text:span text:style-name="T1">- REG-NO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cm" svg:y1="19.4cm" svg:x2="16cm" svg:y2="20.2cm" draw:start-shape="id49" draw:start-glue-point="2" draw:end-shape="id50" draw:end-glue-point="0" svg:d="M16000 19400v800" svg:viewBox="0 0 1 801">
          <text:p/>
        </draw:connector>
        <draw:custom-shape draw:style-name="gr5" draw:text-style-name="P2" xml:id="id44" draw:id="id44" draw:layer="layout" svg:width="4cm" svg:height="0.4cm" svg:x="14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1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1" draw:id="id51" draw:layer="layout" svg:width="5.4cm" svg:height="2.4cm" svg:x="20.4cm" svg:y="5.5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1.3cm" svg:y1="3.9cm" svg:x2="23.1cm" svg:y2="5.5cm" draw:end-shape="id51" draw:end-glue-point="0" svg:d="M21300 3900v800h1800v800" svg:viewBox="0 0 1801 1601">
          <text:p/>
        </draw:connector>
        <draw:frame draw:style-name="gr10" draw:text-style-name="P6" draw:layer="layout" svg:width="6.2cm" svg:height="3.581cm" svg:x="20.5cm" svg:y="8.019cm">
          <draw:text-box>
            <text:p><text:span text:style-name="T1">H/ REG-CONS-NRO</text:span></text:p>
            <text:p><text:span text:style-name="T1"><text:s/></text:span><text:span text:style-name="T1">== REG-MEN-NRO</text:span></text:p>
            <text:p><text:span text:style-name="T1"/></text:p>
            <text:p><text:span text:style-name="T1">ASUMO Q EL CONSULTOR SIEMPRE EXISTE</text:span></text:p>
          </draw:text-box>
        </draw:frame>
        <draw:custom-shape draw:style-name="gr3" draw:text-style-name="P3" draw:layer="layout" svg:width="1.4cm" svg:height="1.5cm" svg:x="24.9cm" svg:y="5.4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5.4cm" svg:height="2.4cm" svg:x="30.4cm" svg:y="5.5cm">
          <text:p text:style-name="P1"><text:span text:style-name="T1">BUSCAR</text:span></text:p>
          <text:p text:style-name="P1"><text:span text:style-name="T1">TARIFA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1.3cm" svg:y1="3.9cm" svg:x2="33.1cm" svg:y2="5.5cm" draw:end-shape="id52" draw:end-glue-point="0" svg:d="M21300 3900v800h11800v800" svg:viewBox="0 0 11801 1601">
          <text:p/>
        </draw:connector>
        <draw:custom-shape draw:style-name="gr1" draw:text-style-name="P2" xml:id="id53" draw:id="id53" draw:layer="layout" svg:width="5.4cm" svg:height="2.4cm" svg:x="26.7cm" svg:y="9.5cm">
          <text:p text:style-name="P1"><text:span text:style-name="T1">IND-TAB-CAT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.1cm" svg:y1="7.9cm" svg:x2="29.4cm" svg:y2="9.5cm" draw:start-shape="id52" draw:start-glue-point="2" draw:end-shape="id53" draw:end-glue-point="0" svg:d="M33100 7900v800h-3700v800" svg:viewBox="0 0 3701 1601">
          <text:p/>
        </draw:connector>
        <draw:custom-shape draw:style-name="gr3" draw:text-style-name="P5" draw:layer="layout" svg:width="0.9cm" svg:height="1.3cm" svg:x="17.3cm" svg:y="16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4" draw:id="id54" draw:layer="layout" svg:width="4.5cm" svg:height="2.4cm" svg:x="33.3cm" svg:y="9.4cm">
          <text:p text:style-name="P1"><text:span text:style-name="T1">IND-TAB-CAT ==</text:span></text:p>
          <text:p text:style-name="P1"><text:span text:style-name="T1">REG-CONS-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5" draw:id="id55" draw:layer="layout" svg:width="4cm" svg:height="2.8cm" svg:x="33.5cm" svg:y="12.6cm">
          <text:p text:style-name="P1"><text:span text:style-name="T1">OBTENER</text:span></text:p>
          <text:p text:style-name="P1"><text:span text:style-name="T1">DATOS</text:span></text:p>
          <text:p text:style-name="P1"><text:span text:style-name="T1">CAT</text:span></text:p>
          <text:p text:style-name="P1"><text:span text:style-name="T1">CONSUL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55cm" svg:y1="11.8cm" svg:x2="35.5cm" svg:y2="12.6cm" draw:start-shape="id54" draw:start-glue-point="2" draw:end-shape="id55" draw:end-glue-point="0" svg:d="M35550 11800v400h-50v400" svg:viewBox="0 0 51 801">
          <text:p/>
        </draw:connector>
        <draw:custom-shape draw:style-name="gr5" draw:text-style-name="P2" xml:id="id56" draw:id="id56" draw:layer="layout" svg:width="4.5cm" svg:height="0.4cm" svg:x="33.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3.3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37.2cm" svg:y="9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5.55cm" svg:y1="9.4cm" svg:x2="33.1cm" svg:y2="7.9cm" draw:start-shape="id56" draw:start-glue-point="0" draw:end-shape="id52" draw:end-glue-point="2" svg:d="M35550 9400v-750h-2450v-750" svg:viewBox="0 0 2451 1501">
          <text:p/>
        </draw:connector>
        <draw:custom-shape draw:style-name="gr7" draw:text-style-name="P2" xml:id="id57" draw:id="id57" draw:layer="layout" svg:width="8.5cm" svg:height="3.8cm" svg:x="31.2cm" svg:y="16.1cm">
          <text:p text:style-name="P1"><text:span text:style-name="T1">WS-CAT-DES ←- </text:span></text:p>
          <text:p text:style-name="P1"><text:span text:style-name="T1">TAB-CAT-DES(IND-TAB-CAT)</text:span></text:p>
          <text:p text:style-name="P1"><text:span text:style-name="T1"/></text:p>
          <text:p text:style-name="P1"><text:span text:style-name="T1">WS-CAT-TARIFA ←- </text:span></text:p>
          <text:p text:style-name="P1"><text:span text:style-name="T1">TAB-CAT-TARIFA(IND-TAB-CA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5cm" svg:y1="15.4cm" svg:x2="35.45cm" svg:y2="16.1cm" draw:start-shape="id55" draw:start-glue-point="2" draw:end-shape="id57" draw:end-glue-point="0" svg:d="M35500 15400v350h-50v350" svg:viewBox="0 0 51 701">
          <text:p/>
        </draw:connector>
        <draw:custom-shape draw:style-name="gr4" draw:text-style-name="P4" draw:layer="layout" svg:width="10.5cm" svg:height="3.4cm" svg:x="1.3cm" svg:y="1.9cm">
          <text:p text:style-name="P4"><text:span text:style-name="T3">Modulos </text:span></text:p>
          <text:p text:style-name="P4"><text:span text:style-name="T3">BUSCAR-DATOS-CONSULTOR,</text:span></text:p>
          <text:p text:style-name="P4"><text:span text:style-name="T3">DETERMINAR-MENOR</text:span></text:p>
          <text:p text:style-name="P4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4"><text:span text:style-name="T3">3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2" xml:id="id58" draw:id="id58" draw:layer="layout" svg:width="5.4cm" svg:height="2.4cm" svg:x="29.3cm" svg:y="7.7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5.4cm" svg:height="2.4cm" svg:x="25.6cm" svg:y="11.7cm">
          <text:p text:style-name="P1"><text:span text:style-name="T1">IND-TAB-EMP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cm" svg:y1="10.1cm" svg:x2="28.3cm" svg:y2="11.7cm" draw:start-shape="id58" draw:start-glue-point="2" draw:end-shape="id59" draw:end-glue-point="0" svg:d="M32000 10100v800h-3700v800" svg:viewBox="0 0 3701 1601">
          <text:p/>
        </draw:connector>
        <draw:custom-shape draw:style-name="gr7" draw:text-style-name="P2" xml:id="id60" draw:id="id60" draw:layer="layout" svg:width="4.5cm" svg:height="2.4cm" svg:x="32.2cm" svg:y="11.6cm">
          <text:p text:style-name="P1"><text:span text:style-name="T1">IND-TAB-EMP ==</text:span></text:p>
          <text:p text:style-name="P1"><text:span text:style-name="T1">REG-MEN-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1" draw:id="id61" draw:layer="layout" svg:width="4cm" svg:height="2.8cm" svg:x="32.4cm" svg:y="14.8cm">
          <text:p text:style-name="P1"><text:span text:style-name="T1">OBTENE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5cm" svg:y1="14cm" svg:x2="34.4cm" svg:y2="14.8cm" draw:start-shape="id60" draw:start-glue-point="2" draw:end-shape="id61" draw:end-glue-point="0" svg:d="M34450 14000v400h-50v400" svg:viewBox="0 0 51 801">
          <text:p/>
        </draw:connector>
        <draw:custom-shape draw:style-name="gr5" draw:text-style-name="P2" xml:id="id62" draw:id="id62" draw:layer="layout" svg:width="4.5cm" svg:height="0.4cm" svg:x="32.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2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35.994cm" svg:y="11.094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4.45cm" svg:y1="11.6cm" svg:x2="32cm" svg:y2="10.1cm" draw:start-shape="id62" draw:start-glue-point="0" draw:end-shape="id58" draw:end-glue-point="2" svg:d="M34450 11600v-750h-2450v-750" svg:viewBox="0 0 2451 1501">
          <text:p/>
        </draw:connector>
        <draw:custom-shape draw:style-name="gr7" draw:text-style-name="P2" xml:id="id63" draw:id="id63" draw:layer="layout" svg:width="8.5cm" svg:height="2.4cm" svg:x="30.1cm" svg:y="18.3cm">
          <text:p text:style-name="P1"><text:span text:style-name="T1">WS-RAZON SOCIAL ←- </text:span></text:p>
          <text:p text:style-name="P1"><text:span text:style-name="T1">TAB-EMP-RAZON(IND-TAB-EM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cm" svg:y1="17.6cm" svg:x2="34.35cm" svg:y2="18.3cm" draw:start-shape="id61" draw:start-glue-point="2" draw:end-shape="id63" draw:end-glue-point="0" svg:d="M34400 17600v350h-50v350" svg:viewBox="0 0 51 701">
          <text:p/>
        </draw:connector>
        <draw:custom-shape draw:style-name="gr1" draw:text-style-name="P2" xml:id="id67" draw:id="id67" draw:layer="layout" svg:width="5.4cm" svg:height="2.4cm" svg:x="9.4cm" svg:y="7.2cm">
          <text:p text:style-name="P1"><text:span text:style-name="T1">LEE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4" draw:id="id64" draw:layer="layout" svg:width="4.5cm" svg:height="2.4cm" svg:x="3.6cm" svg:y="12.1cm">
          <text:p text:style-name="P1"><text:span text:style-name="T1">REG-MEN ==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5" draw:id="id65" draw:layer="layout" svg:width="4cm" svg:height="2.8cm" svg:x="3.8cm" svg:y="15.3cm">
          <text:p text:style-name="P1"><text:span text:style-name="T1">LEER</text:span></text:p>
          <text:p text:style-name="P1"><text:span text:style-name="T1">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5cm" svg:y1="14.5cm" svg:x2="5.8cm" svg:y2="15.3cm" draw:start-shape="id64" draw:start-glue-point="2" draw:end-shape="id65" draw:end-glue-point="0" svg:d="M5850 14500v400h-50v400" svg:viewBox="0 0 51 801">
          <text:p/>
        </draw:connector>
        <draw:custom-shape draw:style-name="gr5" draw:text-style-name="P2" xml:id="id66" draw:id="id66" draw:layer="layout" svg:width="4.5cm" svg:height="0.4cm" svg:x="3.6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0.3cm" svg:y="11.6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85cm" svg:y1="12.1cm" svg:x2="12.1cm" svg:y2="9.6cm" draw:start-shape="id66" draw:start-glue-point="0" draw:end-shape="id67" draw:end-glue-point="2" svg:d="M5850 12100v-1250h6250v-1250" svg:viewBox="0 0 6251 2501">
          <text:p/>
        </draw:connector>
        <draw:custom-shape draw:style-name="gr7" draw:text-style-name="P2" xml:id="id68" draw:id="id68" draw:layer="layout" svg:width="4.9cm" svg:height="2.3cm" svg:x="3.3cm" svg:y="18.9cm">
          <text:p text:style-name="P1"><text:span text:style-name="T1">REG-MEN <text:s/>←- 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cm" svg:y1="18.1cm" svg:x2="5.75cm" svg:y2="18.9cm" draw:start-shape="id65" draw:start-glue-point="2" draw:end-shape="id68" draw:end-glue-point="0" svg:d="M5800 18100v400h-50v400" svg:viewBox="0 0 51 801">
          <text:p/>
        </draw:connector>
        <draw:custom-shape draw:style-name="gr7" draw:text-style-name="P2" xml:id="id69" draw:id="id69" draw:layer="layout" svg:width="4.5cm" svg:height="2.4cm" svg:x="9.9cm" svg:y="12.1cm">
          <text:p text:style-name="P1"><text:span text:style-name="T1">REG-MEN ==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0" draw:id="id70" draw:layer="layout" svg:width="4cm" svg:height="2.8cm" svg:x="10.1cm" svg:y="15.3cm">
          <text:p text:style-name="P1"><text:span text:style-name="T1">LEER</text:span></text:p>
          <text:p text:style-name="P1"><text:span text:style-name="T1">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5cm" svg:y1="14.5cm" svg:x2="12.1cm" svg:y2="15.3cm" draw:start-shape="id69" draw:start-glue-point="2" draw:end-shape="id70" draw:end-glue-point="0" svg:d="M12150 14500v400h-50v400" svg:viewBox="0 0 51 801">
          <text:p/>
        </draw:connector>
        <draw:custom-shape draw:style-name="gr5" draw:text-style-name="P2" xml:id="id75" draw:id="id75" draw:layer="layout" svg:width="4.5cm" svg:height="0.4cm" svg:x="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9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1" draw:id="id71" draw:layer="layout" svg:width="4.7cm" svg:height="2.4cm" svg:x="9.8cm" svg:y="18.8cm">
          <text:p text:style-name="P1"><text:span text:style-name="T1">REG-MEN <text:s/>←- 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cm" svg:y1="18.1cm" svg:x2="12.15cm" svg:y2="18.8cm" draw:start-shape="id70" draw:start-glue-point="2" draw:end-shape="id71" draw:end-glue-point="0" svg:d="M12100 18100v350h50v350" svg:viewBox="0 0 51 701">
          <text:p/>
        </draw:connector>
        <draw:custom-shape draw:style-name="gr7" draw:text-style-name="P2" xml:id="id72" draw:id="id72" draw:layer="layout" svg:width="4.5cm" svg:height="2.4cm" svg:x="16.3cm" svg:y="12.1cm">
          <text:p text:style-name="P1"><text:span text:style-name="T1">REG-MEN ==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3" draw:id="id73" draw:layer="layout" svg:width="4cm" svg:height="2.8cm" svg:x="16.5cm" svg:y="15.3cm">
          <text:p text:style-name="P1"><text:span text:style-name="T1">LEER</text:span></text:p>
          <text:p text:style-name="P1"><text:span text:style-name="T1">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5cm" svg:y1="14.5cm" svg:x2="18.5cm" svg:y2="15.3cm" draw:start-shape="id72" draw:start-glue-point="2" draw:end-shape="id73" draw:end-glue-point="0" svg:d="M18550 14500v400h-50v400" svg:viewBox="0 0 51 801">
          <text:p/>
        </draw:connector>
        <draw:custom-shape draw:style-name="gr5" draw:text-style-name="P2" draw:layer="layout" svg:width="4.5cm" svg:height="0.4cm" svg:x="16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16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4" draw:id="id74" draw:layer="layout" svg:width="5.1cm" svg:height="2.3cm" svg:x="16cm" svg:y="18.9cm">
          <text:p text:style-name="P1"><text:span text:style-name="T1">REG-MEN <text:s/>←- 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cm" svg:y1="18.1cm" svg:x2="18.55cm" svg:y2="18.9cm" draw:start-shape="id73" draw:start-glue-point="2" draw:end-shape="id74" draw:end-glue-point="0" svg:d="M18500 18100v400h50v400" svg:viewBox="0 0 51 801">
          <text:p/>
        </draw:connector>
        <draw:connector draw:style-name="gr2" draw:text-style-name="P1" draw:layer="layout" svg:x1="12.15cm" svg:y1="12.1cm" svg:x2="12.1cm" svg:y2="9.6cm" draw:start-shape="id75" draw:start-glue-point="0" draw:end-shape="id67" draw:end-glue-point="2" svg:d="M12150 12100v-1250h-50v-1250" svg:viewBox="0 0 51 2501">
          <text:p/>
        </draw:connector>
        <draw:connector draw:style-name="gr2" draw:text-style-name="P1" draw:layer="layout" svg:x1="18.55cm" svg:y1="12.1cm" svg:x2="12.1cm" svg:y2="9.6cm" draw:start-shape="id72" draw:start-glue-point="0" draw:end-shape="id67" draw:end-glue-point="2" svg:d="M18550 12100v-1250h-6450v-1250" svg:viewBox="0 0 6451 2501">
          <text:p/>
        </draw:connector>
        <draw:custom-shape draw:style-name="gr3" draw:text-style-name="P5" draw:layer="layout" svg:width="0.9cm" svg:height="1.3cm" svg:x="20.1cm" svg:y="11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7.4cm" svg:y="11.7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3.7cm" svg:y="11.6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.5cm" svg:height="3.4cm" svg:x="1.3cm" svg:y="1.9cm">
          <text:p text:style-name="P4"><text:span text:style-name="T3">Modulos </text:span></text:p>
          <text:p text:style-name="P4"><text:span text:style-name="T3">LEER-MENOR,</text:span></text:p>
          <text:p text:style-name="P4"><text:span text:style-name="T3">BUSCAR-RAZON-SOCIAL</text:span></text:p>
          <text:p text:style-name="P4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4"><text:span text:style-name="T3">4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2" xml:id="id76" draw:id="id76" draw:layer="layout" svg:width="4cm" svg:height="2cm" svg:x="18.3cm" svg:y="2.7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4cm" svg:height="2cm" svg:x="18.3cm" svg:y="5.7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3cm" svg:y1="4.7cm" svg:x2="20.3cm" svg:y2="5.7cm" draw:start-shape="id76" draw:start-glue-point="2" draw:end-shape="id77" draw:end-glue-point="0" svg:d="M20300 4700v1000" svg:viewBox="0 0 1 1001">
          <text:p/>
        </draw:connector>
        <draw:custom-shape draw:style-name="gr1" draw:text-style-name="P2" xml:id="id78" draw:id="id78" draw:layer="layout" svg:width="4cm" svg:height="2cm" svg:x="10.3cm" svg:y="9.7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6.1cm" svg:height="2.2cm" svg:x="1.4cm" svg:y="13.7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3cm" svg:y1="7.7cm" svg:x2="12.3cm" svg:y2="9.7cm" draw:start-shape="id77" draw:start-glue-point="2" draw:end-shape="id78" draw:end-glue-point="0" svg:d="M20300 7700v1000h-8000v1000" svg:viewBox="0 0 8001 2001">
          <text:p/>
        </draw:connector>
        <draw:connector draw:style-name="gr2" draw:text-style-name="P1" draw:layer="layout" svg:x1="12.3cm" svg:y1="11.7cm" svg:x2="4.45cm" svg:y2="13.7cm" draw:start-shape="id78" draw:start-glue-point="2" draw:end-shape="id79" draw:end-glue-point="0" svg:d="M12300 11700v1000h-7850v1000" svg:viewBox="0 0 7851 2001">
          <text:p/>
        </draw:connector>
        <draw:custom-shape draw:style-name="gr1" draw:text-style-name="P2" xml:id="id80" draw:id="id80" draw:layer="layout" svg:width="5.5cm" svg:height="2.4cm" svg:x="9.6cm" svg:y="13.7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12.35cm" svg:y2="13.7cm" draw:start-shape="id78" draw:start-glue-point="2" draw:end-shape="id80" draw:end-glue-point="0" svg:d="M12300 11700v1000h50v1000" svg:viewBox="0 0 51 2001">
          <text:p/>
        </draw:connector>
        <draw:custom-shape draw:style-name="gr1" draw:text-style-name="P2" xml:id="id81" draw:id="id81" draw:layer="layout" svg:width="5.3cm" svg:height="2.5cm" svg:x="17cm" svg:y="13.7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19.65cm" svg:y2="13.7cm" draw:start-shape="id78" draw:start-glue-point="2" draw:end-shape="id81" draw:end-glue-point="0" svg:d="M12300 11700v1000h7350v1000" svg:viewBox="0 0 7351 2001">
          <text:p/>
        </draw:connector>
        <draw:custom-shape draw:style-name="gr1" draw:text-style-name="P2" xml:id="id82" draw:id="id82" draw:layer="layout" svg:width="5.7cm" svg:height="2.5cm" svg:x="23.3cm" svg:y="13.7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26.15cm" svg:y2="13.7cm" draw:start-shape="id78" draw:start-glue-point="2" draw:end-shape="id82" draw:end-glue-point="0" svg:d="M12300 11700v1000h13850v1000" svg:viewBox="0 0 13851 2001">
          <text:p/>
        </draw:connector>
        <draw:custom-shape draw:style-name="gr1" draw:text-style-name="P2" xml:id="id83" draw:id="id83" draw:layer="layout" svg:width="8.3cm" svg:height="2.2cm" svg:x="0.3cm" svg:y="17.5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45cm" svg:y1="15.9cm" svg:x2="4.45cm" svg:y2="17.5cm" draw:start-shape="id79" draw:start-glue-point="2" draw:end-shape="id83" draw:end-glue-point="0" svg:d="M4450 15900v1600" svg:viewBox="0 0 1 1601">
          <text:p/>
        </draw:connector>
        <draw:custom-shape draw:style-name="gr1" draw:text-style-name="P2" xml:id="id84" draw:id="id84" draw:layer="layout" svg:width="4cm" svg:height="2cm" svg:x="34.3cm" svg:y="9.7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3cm" svg:y1="7.7cm" svg:x2="36.3cm" svg:y2="9.7cm" draw:start-shape="id77" draw:start-glue-point="2" draw:end-shape="id84" draw:end-glue-point="0" svg:d="M20300 7700v1000h16000v1000" svg:viewBox="0 0 16001 2001">
          <text:p/>
        </draw:connector>
        <draw:custom-shape draw:style-name="gr1" draw:text-style-name="P2" xml:id="id85" draw:id="id85" draw:layer="layout" svg:width="7.8cm" svg:height="2.8cm" svg:x="0.6cm" svg:y="20.3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45cm" svg:y1="19.7cm" svg:x2="4.5cm" svg:y2="20.3cm" draw:start-shape="id83" draw:start-glue-point="2" draw:end-shape="id85" draw:end-glue-point="0" svg:d="M4450 19700v300h50v300" svg:viewBox="0 0 51 601">
          <text:p/>
        </draw:connector>
        <draw:custom-shape draw:style-name="gr1" draw:text-style-name="P2" xml:id="id86" draw:id="id86" draw:layer="layout" svg:width="7.2cm" svg:height="4.6cm" svg:x="8.8cm" svg:y="17.6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5cm" svg:y1="16.1cm" svg:x2="12.4cm" svg:y2="17.6cm" draw:start-shape="id80" draw:start-glue-point="2" draw:end-shape="id86" draw:end-glue-point="0" svg:d="M12350 16100v750h50v750" svg:viewBox="0 0 51 1501">
          <text:p/>
        </draw:connector>
        <draw:custom-shape draw:style-name="gr1" draw:text-style-name="P2" xml:id="id87" draw:id="id87" draw:layer="layout" svg:width="6.1cm" svg:height="4.5cm" svg:x="16.6cm" svg:y="17.6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65cm" svg:y1="16.2cm" svg:x2="19.65cm" svg:y2="17.66cm" draw:start-shape="id81" draw:start-glue-point="2" draw:end-shape="id87" draw:end-glue-point="0" svg:d="M19650 16200v1460" svg:viewBox="0 0 1 1461">
          <text:p/>
        </draw:connector>
        <draw:custom-shape draw:style-name="gr1" draw:text-style-name="P8" xml:id="id88" draw:id="id88" draw:layer="layout" svg:width="6.1cm" svg:height="2.4cm" svg:x="23.1cm" svg:y="18.2cm">
          <text:p text:style-name="P7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15cm" svg:y1="16.2cm" svg:x2="26.15cm" svg:y2="18.2cm" draw:start-shape="id82" draw:start-glue-point="2" draw:end-shape="id88" draw:end-glue-point="0" svg:d="M26150 16200v2000" svg:viewBox="0 0 1 2001">
          <text:p/>
        </draw:connector>
        <draw:custom-shape draw:style-name="gr3" draw:text-style-name="P2" draw:layer="Layer4" svg:width="5.3cm" svg:height="2cm" svg:x="23.7cm" svg:y="20.1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9" draw:id="id89" draw:layer="layout" svg:width="5.7cm" svg:height="2.5cm" svg:x="29.6cm" svg:y="13.7cm">
          <text:p text:style-name="P1"><text:span text:style-name="T1">CARGAR</text:span></text:p>
          <text:p text:style-name="P1"><text:span text:style-name="T1">ARCHIVO</text:span></text:p>
          <text:p text:style-name="P1"><text:span text:style-name="T1">(pag. 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.3cm" svg:y1="11.7cm" svg:x2="32.45cm" svg:y2="13.7cm" draw:end-shape="id89" draw:end-glue-point="0" svg:d="M12300 11700v1000h20150v1000" svg:viewBox="0 0 20151 2001">
          <text:p/>
        </draw:connector>
        <draw:custom-shape draw:style-name="gr3" draw:text-style-name="P3" draw:layer="Layer4" svg:width="1.4cm" svg:height="2.1cm" svg:x="34.3cm" svg:y="13.4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30.1cm" svg:y="16.7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5.7cm" svg:height="2.5cm" svg:x="36cm" svg:y="13.7cm">
          <text:p text:style-name="P1"><text:span text:style-name="T1">TERMINAR</text:span></text:p>
          <text:p text:style-name="P1"><text:span text:style-name="T1">(pag.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.3cm" svg:y1="11.7cm" svg:x2="38.85cm" svg:y2="13.7cm" draw:end-shape="id90" draw:end-glue-point="0" svg:d="M12300 11700v1000h26550v1000" svg:viewBox="0 0 26551 2001">
          <text:p/>
        </draw:connector>
        <draw:custom-shape draw:style-name="gr4" draw:text-style-name="P4" draw:layer="layout" svg:width="9.3cm" svg:height="4.3cm" svg:x="1.3cm" svg:y="1.2cm">
          <text:p text:style-name="P4"><text:span text:style-name="T3">Diagrama General TP2, </text:span></text:p>
          <text:p text:style-name="P4"><text:span text:style-name="T3">Se detalla modulos del</text:span></text:p>
          <text:p text:style-name="P4"><text:span text:style-name="T3">Input procedure de la </text:span></text:p>
          <text:p text:style-name="P4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1" draw:text-style-name="P8" xml:id="id91" draw:id="id91" draw:layer="layout" svg:width="6.1cm" svg:height="2.4cm" svg:x="3.9cm" svg:y="10.4cm">
          <text:p text:style-name="P7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" draw:id="id92" draw:layer="layout" svg:width="7.8cm" svg:height="2.8cm" svg:x="3cm" svg:y="14.1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5cm" svg:y1="12.8cm" svg:x2="6.9cm" svg:y2="14.1cm" draw:start-shape="id91" draw:start-glue-point="2" draw:end-shape="id92" draw:end-glue-point="0" svg:d="M6950 12800v650h-50v650" svg:viewBox="0 0 51 1301">
          <text:p/>
        </draw:connector>
        <draw:custom-shape draw:style-name="gr7" draw:text-style-name="P2" draw:layer="layout" svg:width="5.8cm" svg:height="2cm" svg:x="11.6cm" svg:y="14.8cm">
          <text:p text:style-name="P1"><text:span text:style-name="T1">COD-ERROR !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2" draw:id="id102" draw:layer="layout" svg:width="4.1cm" svg:height="1.9cm" svg:x="19.8cm" svg:y="10.4cm">
          <text:p text:style-name="P2">ASIGNAR</text:p>
          <text:p text:style-name="P2">CORTE</text:p>
          <text:p text:style-name="P2">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4" draw:id="id94" draw:layer="layout" svg:width="4cm" svg:height="2cm" svg:x="12.5cm" svg:y="18.6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.5cm" svg:y1="16.8cm" svg:x2="14.5cm" svg:y2="18.6cm" draw:start-shape="id93" draw:start-glue-point="2" draw:end-shape="id94" draw:end-glue-point="0" svg:d="M14500 16800v1800" svg:viewBox="0 0 1 1801">
          <text:p/>
        </draw:connector>
        <draw:custom-shape draw:style-name="gr5" draw:text-style-name="P2" xml:id="id97" draw:id="id97" draw:layer="layout" svg:width="5.8cm" svg:height="0.4cm" svg:x="11.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3" draw:id="id93" draw:layer="layout" svg:width="5.8cm" svg:height="0.4cm" svg:x="11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6" draw:id="id96" draw:layer="layout" svg:width="4cm" svg:height="2cm" svg:x="22.2cm" svg:y="15.5cm">
          <text:p text:style-name="P1"><text:span text:style-name="T1">SETE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95cm" svg:y1="12.3cm" svg:x2="24.2cm" svg:y2="15.5cm" draw:start-shape="id95" draw:end-shape="id96" draw:end-glue-point="0" svg:d="M28950 12300v1600h-4750v1600" svg:viewBox="0 0 4751 3201">
          <text:p/>
        </draw:connector>
        <draw:custom-shape draw:style-name="gr7" draw:text-style-name="P2" xml:id="id98" draw:id="id98" draw:layer="layout" svg:width="6.6cm" svg:height="2cm" svg:x="11.2cm" svg:y="10.4cm">
          <text:p text:style-name="P1"><text:span text:style-name="T1">COD-ERROR !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.5cm" svg:y1="14.8cm" svg:x2="14.5cm" svg:y2="12.4cm" draw:start-shape="id97" draw:start-glue-point="0" draw:end-shape="id98" draw:end-glue-point="2" svg:d="M14500 14800v-2400" svg:viewBox="0 0 1 2401">
          <text:p/>
        </draw:connector>
        <draw:custom-shape draw:style-name="gr3" draw:text-style-name="P5" draw:layer="layout" svg:width="0.9cm" svg:height="1.3cm" svg:x="16.6cm" svg:y="14.4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9cm" svg:height="1.3cm" draw:transform="rotate (-0.822224610614529) translate (29.852cm 14.9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0" draw:id="id100" draw:layer="layout" svg:width="4cm" svg:height="2cm" svg:x="27.8cm" svg:y="15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8cm" svg:y1="15.6cm" svg:x2="28.95cm" svg:y2="12.3cm" draw:start-shape="id99" draw:start-glue-point="0" draw:end-shape="id95" draw:end-glue-point="2" svg:d="M35800 15600v-1650h-6850v-1650" svg:viewBox="0 0 6851 3301">
          <text:p/>
        </draw:connector>
        <draw:custom-shape draw:style-name="gr3" draw:text-style-name="P2" draw:layer="layout" svg:width="5.3cm" svg:height="2cm" svg:x="21.5cm" svg:y="18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9" draw:id="id99" draw:layer="layout" svg:width="4.8cm" svg:height="2cm" svg:x="33.4cm" svg:y="15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9.8cm" svg:y1="15.6cm" svg:x2="28.95cm" svg:y2="12.3cm" draw:start-shape="id100" draw:start-glue-point="0" draw:end-shape="id95" draw:end-glue-point="2" svg:d="M29800 15600v-1650h-850v-1650" svg:viewBox="0 0 851 3301">
          <text:p/>
        </draw:connector>
        <draw:custom-shape draw:style-name="gr3" draw:text-style-name="P2" draw:layer="layout" svg:width="5.3cm" svg:height="2cm" svg:x="33.3cm" svg:y="17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1" draw:id="id101" draw:layer="layout" svg:width="5.7cm" svg:height="2.5cm" svg:x="17.3cm" svg:y="4.2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cm" svg:y="3.9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15cm" svg:y1="6.7cm" svg:x2="6.95cm" svg:y2="10.4cm" draw:start-shape="id101" draw:start-glue-point="2" draw:end-shape="id91" draw:end-glue-point="0" svg:d="M20150 6700v1850h-13200v1850" svg:viewBox="0 0 13201 3701">
          <text:p/>
        </draw:connector>
        <draw:connector draw:style-name="gr2" draw:text-style-name="P1" draw:layer="layout" svg:x1="20.15cm" svg:y1="6.7cm" svg:x2="14.5cm" svg:y2="10.4cm" draw:start-shape="id101" draw:start-glue-point="2" draw:end-shape="id98" draw:end-glue-point="0" svg:d="M20150 6700v1850h-5650v1850" svg:viewBox="0 0 5651 3701">
          <text:p/>
        </draw:connector>
        <draw:custom-shape draw:style-name="gr3" draw:text-style-name="P2" draw:layer="layout" svg:width="5.3cm" svg:height="2cm" svg:x="23cm" svg:y="4.4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4.3cm" svg:x="1.4cm" svg:y="1.6cm">
          <text:p text:style-name="P4"><text:span text:style-name="T3">Detalle del Modulo que se</text:span></text:p>
          <text:p text:style-name="P4"><text:span text:style-name="T3">encarga de cargar el archivo </text:span></text:p>
          <text:p text:style-name="P4"><text:span text:style-name="T3">a ser ordenado por la</text:span></text:p>
          <text:p text:style-name="P4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85cm" svg:y1="10.4cm" svg:x2="20.15cm" svg:y2="6.7cm" draw:start-shape="id102" draw:start-glue-point="0" draw:end-shape="id101" svg:d="M21850 10400v-1850h-1700v-1850" svg:viewBox="0 0 1701 3701">
          <text:p/>
        </draw:connector>
        <draw:custom-shape draw:style-name="gr7" draw:text-style-name="P2" xml:id="id95" draw:id="id95" draw:layer="layout" svg:width="4.1cm" svg:height="1.9cm" svg:x="26.9cm" svg:y="10.4cm">
          <text:p text:style-name="P2">CARGAR UN</text:p>
          <text:p text:style-name="P2">REG SO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cm" svg:x1="28.95cm" svg:y1="10.4cm" svg:x2="20.15cm" svg:y2="6.7cm" draw:start-shape="id95" draw:start-glue-point="0" svg:d="M28950 10400v-1900h-8800v-1800" svg:viewBox="0 0 8801 3701">
          <text:p/>
        </draw:connector>
        <draw:custom-shape draw:style-name="gr3" draw:text-style-name="P2" draw:layer="layout" svg:width="5.3cm" svg:height="4.5cm" svg:x="31.3cm" svg:y="8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 </text:span></text:p>
          <text:p text:style-name="P1"><text:span text:style-name="T1">||</text:span></text:p>
          <text:p text:style-name="P1"><text:span text:style-name="T1">WS-CORTE-CUIT &lt;&gt;</text:span></text:p>
          <text:p text:style-name="P1"><text:span text:style-name="T1">REG-KEY-CU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2" draw:text-style-name="P2" xml:id="id103" draw:id="id103" draw:layer="Layout" svg:width="4cm" svg:height="2cm" svg:x="18cm" svg:y="1.1cm">
          <text:p text:style-name="P10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4" draw:id="id104" draw:layer="Layout" svg:width="4cm" svg:height="2cm" svg:x="18cm" svg:y="4.1cm">
          <text:p text:style-name="P10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1cm" svg:x2="20cm" svg:y2="4.1cm" draw:start-shape="id103" draw:start-glue-point="2" draw:end-shape="id104" draw:end-glue-point="0" svg:d="M20000 3100v1000" svg:viewBox="0 0 1 1001">
          <text:p/>
        </draw:connector>
        <draw:custom-shape draw:style-name="gr12" draw:text-style-name="P2" xml:id="id105" draw:id="id105" draw:layer="Layout" svg:width="4cm" svg:height="2cm" svg:x="7cm" svg:y="7.1cm">
          <text:p text:style-name="P10"><text:span text:style-name="T1">CARGAR</text:span></text:p>
          <text:p text:style-name="P10"><text:span text:style-name="T1">ARCHIVO</text:span></text:p>
          <text:p text:style-name="P10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9cm" svg:y2="7.1cm" draw:start-shape="id104" draw:start-glue-point="2" draw:end-shape="id105" draw:end-glue-point="0" svg:d="M20000 6100v501h-5500v-2h-5500v501" svg:viewBox="0 0 11001 1001">
          <text:p/>
        </draw:connector>
        <draw:custom-shape draw:style-name="gr12" draw:text-style-name="P2" xml:id="id106" draw:id="id106" draw:layer="Layout" svg:width="5.7cm" svg:height="2.5cm" svg:x="13.2cm" svg:y="11.2cm">
          <text:p text:style-name="P10"><text:span text:style-name="T1">LEER ARCHIVO</text:span></text:p>
          <text:p text:style-name="P10"><text:span text:style-name="T1">TRABAJOS X</text:span></text:p>
          <text:p text:style-name="P10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9.1cm" svg:x2="16.05cm" svg:y2="11.2cm" draw:end-shape="id106" draw:end-glue-point="0" svg:d="M27200 9100v800h-11150v1300" svg:viewBox="0 0 11151 2101">
          <text:p/>
        </draw:connector>
        <draw:custom-shape draw:style-name="gr12" draw:text-style-name="P2" xml:id="id107" draw:id="id107" draw:layer="Layout" svg:width="4cm" svg:height="2cm" svg:x="25.2cm" svg:y="7.1cm">
          <text:p text:style-name="P10"><text:span text:style-name="T1">PROCESAR </text:span></text:p>
          <text:p text:style-name="P10"><text:span text:style-name="T1">ARCHIVO </text:span></text:p>
          <text:p text:style-name="P10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27.2cm" svg:y2="7.1cm" draw:start-shape="id104" draw:start-glue-point="2" draw:end-shape="id107" draw:end-glue-point="0" svg:d="M20000 6100v501h3600v-2h3600v501" svg:viewBox="0 0 7201 1001">
          <text:p/>
        </draw:connector>
        <draw:custom-shape draw:style-name="gr13" draw:text-style-name="P2" draw:layer="Layer4" svg:width="5.3cm" svg:height="2cm" svg:x="13.4cm" svg:y="13.1cm">
          <text:p text:style-name="P10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9" draw:id="id109" draw:layer="Layout" svg:width="5.7cm" svg:height="2.5cm" svg:x="23.2cm" svg:y="11.1cm">
          <text:p text:style-name="P10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er4" svg:width="1.4cm" svg:height="2.1cm" svg:x="27.9cm" svg:y="10.8cm">
          <text:p text:style-name="P1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er4" svg:width="5.3cm" svg:height="2cm" svg:x="28.7cm" svg:y="10.8cm">
          <text:p text:style-name="P10"><text:span text:style-name="T1">H/ EOF ARCHIVO </text:span></text:p>
          <text:p text:style-name="P10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0" draw:id="id110" draw:layer="Layer4" svg:width="4cm" svg:height="2cm" svg:x="8cm" svg:y="16.1cm">
          <text:p text:style-name="P10"><text:span text:style-name="T1">ASIGNAR</text:span></text:p>
          <text:p text:style-name="P10"><text:span text:style-name="T1">CORTE</text:span></text:p>
          <text:p text:style-name="P10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8" draw:id="id108" draw:layer="Layout" svg:width="5.7cm" svg:height="2.5cm" svg:x="46.3cm" svg:y="16.9cm">
          <text:p text:style-name="P10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08" draw:end-glue-point="0" svg:d="M41950 14200v1400h7200v1300" svg:viewBox="0 0 7201 2701">
          <text:p/>
        </draw:connector>
        <draw:connector draw:style-name="gr15" draw:text-style-name="P1" draw:layer="Layer4" draw:line-skew="-0.2cm" svg:x1="26.05cm" svg:y1="11.1cm" svg:x2="27.2cm" svg:y2="9.1cm" draw:start-shape="id109" draw:start-glue-point="0" draw:end-shape="id107" draw:end-glue-point="2" svg:d="M26050 11100v-1200h1150v-800" svg:viewBox="0 0 1151 2001">
          <text:p/>
        </draw:connector>
        <draw:connector draw:style-name="gr15" draw:text-style-name="P1" draw:layer="Layer4" draw:line-skew="0.35cm" svg:x1="10cm" svg:y1="16.1cm" svg:x2="26.05cm" svg:y2="13.6cm" draw:start-shape="id110" draw:start-glue-point="0" draw:end-shape="id109" draw:end-glue-point="2" svg:d="M10000 16100v-900h16050v-1600" svg:viewBox="0 0 16051 2501">
          <text:p/>
        </draw:connector>
        <draw:custom-shape draw:style-name="gr14" draw:text-style-name="P2" xml:id="id111" draw:id="id111" draw:layer="Layer4" svg:width="4cm" svg:height="2cm" svg:x="15.8cm" svg:y="16.1cm">
          <text:p text:style-name="P10"><text:span text:style-name="T1">PROCESAR</text:span></text:p>
          <text:p text:style-name="P10"><text:span text:style-name="T1">TRABAJOS X</text:span></text:p>
          <text:p text:style-name="P10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draw:line-skew="0.7cm" svg:x1="17.8cm" svg:y1="16.1cm" svg:x2="26.05cm" svg:y2="13.4cm" draw:start-shape="id111" draw:start-glue-point="0" svg:d="M17800 16100v-900h8250v-1800" svg:viewBox="0 0 8251 2701">
          <text:p/>
        </draw:connector>
        <draw:custom-shape draw:style-name="gr13" draw:text-style-name="P2" draw:layer="Layer4" svg:width="5.3cm" svg:height="2cm" svg:x="19.7cm" svg:y="15.5cm">
          <text:p text:style-name="P10"><text:span text:style-name="T1">H/ REG-SOCIAL &lt;&gt;</text:span></text:p>
          <text:p text:style-name="P10"><text:span text:style-name="T1">CORTE-SOCIAL ||</text:span></text:p>
          <text:p text:style-name="P10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er4" svg:width="1.4cm" svg:height="2.1cm" svg:x="18.9cm" svg:y="15.6cm">
          <text:p text:style-name="P1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2" draw:id="id112" draw:layer="Layer4" svg:width="4cm" svg:height="2cm" svg:x="7.8cm" svg:y="19.9cm">
          <text:p text:style-name="P10"><text:span text:style-name="T1">ASIGNAR</text:span></text:p>
          <text:p text:style-name="P10"><text:span text:style-name="T1">CORTE</text:span></text:p>
          <text:p text:style-name="P10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svg:x1="9.8cm" svg:y1="19.9cm" svg:x2="17.8cm" svg:y2="18.1cm" draw:start-shape="id112" draw:start-glue-point="0" draw:end-shape="id111" draw:end-glue-point="2" svg:d="M9800 19900v-900h8000v-900" svg:viewBox="0 0 8001 1801">
          <text:p/>
        </draw:connector>
        <draw:custom-shape draw:style-name="gr14" draw:text-style-name="P2" xml:id="id113" draw:id="id113" draw:layer="Layer4" svg:width="4cm" svg:height="2cm" svg:x="15.8cm" svg:y="20cm">
          <text:p text:style-name="P10"><text:span text:style-name="T1">PROCESAR</text:span></text:p>
          <text:p text:style-name="P10"><text:span text:style-name="T1">TRABAJOS X</text:span></text:p>
          <text:p text:style-name="P10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svg:x1="17.8cm" svg:y1="20cm" svg:x2="17.8cm" svg:y2="19cm" draw:start-shape="id113" draw:start-glue-point="0" svg:d="M17800 20000v-1000" svg:viewBox="0 0 1 1001">
          <text:p/>
        </draw:connector>
        <draw:custom-shape draw:style-name="gr13" draw:text-style-name="P3" draw:layer="Layer4" svg:width="1.4cm" svg:height="2.1cm" svg:x="18.9cm" svg:y="19.6cm">
          <text:p text:style-name="P1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er4" svg:width="5.3cm" svg:height="3.3cm" svg:x="19.9cm" svg:y="18.4cm">
          <text:p text:style-name="P10"><text:span text:style-name="T1">H/ REG-SOCIAL &lt;&gt;</text:span></text:p>
          <text:p text:style-name="P10"><text:span text:style-name="T1">CORTE-SOCIAL ||</text:span></text:p>
          <text:p text:style-name="P10"><text:span text:style-name="T1">REG-FECHA &lt;&gt; </text:span></text:p>
          <text:p text:style-name="P10"><text:span text:style-name="T1">CORTE-FECHA ||</text:span></text:p>
          <text:p text:style-name="P10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4" draw:id="id114" draw:layer="Layer4" svg:width="4cm" svg:height="2cm" svg:x="7.8cm" svg:y="23.4cm">
          <text:p text:style-name="P10"><text:span text:style-name="T1">BUSCAR</text:span></text:p>
          <text:p text:style-name="P10"><text:span text:style-name="T1">TARI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svg:x1="9.8cm" svg:y1="23.4cm" svg:x2="17.8cm" svg:y2="22cm" draw:start-shape="id114" draw:start-glue-point="0" draw:end-shape="id113" draw:end-glue-point="2" svg:d="M9800 23400v-700h8000v-700" svg:viewBox="0 0 8001 1401">
          <text:p/>
        </draw:connector>
        <draw:custom-shape draw:style-name="gr14" draw:text-style-name="P2" xml:id="id115" draw:id="id115" draw:layer="Layer4" svg:width="4cm" svg:height="2cm" svg:x="13.1cm" svg:y="23.4cm">
          <text:p text:style-name="P10"><text:span text:style-name="T1">CALCULAR</text:span></text:p>
          <text:p text:style-name="P10"><text:span text:style-name="T1">IMPORTE</text:span></text:p>
          <text:p text:style-name="P10"><text:span text:style-name="T1">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draw:line-skew="0.25cm" svg:x1="15.1cm" svg:y1="23.4cm" svg:x2="17.8cm" svg:y2="22cm" draw:start-shape="id115" draw:start-glue-point="0" svg:d="M15100 23400v-700h2700v-700" svg:viewBox="0 0 2701 1401">
          <text:p/>
        </draw:connector>
        <draw:custom-shape draw:style-name="gr14" draw:text-style-name="P2" xml:id="id116" draw:id="id116" draw:layer="Layer4" svg:width="4cm" svg:height="2cm" svg:x="18.6cm" svg:y="23.5cm">
          <text:p text:style-name="P10"><text:span text:style-name="T1">IMPRIMIR</text:span></text:p>
          <text:p text:style-name="P10"><text:span text:style-name="T1">RENGLON</text:span></text:p>
          <text:p text:style-name="P10"><text:span text:style-name="T1">(JAJAJ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draw:line-skew="0.2cm" svg:x1="20.6cm" svg:y1="23.5cm" svg:x2="17.8cm" svg:y2="22cm" draw:start-shape="id116" draw:start-glue-point="0" svg:d="M20600 23500v-800h-2800v-700" svg:viewBox="0 0 2801 1501">
          <text:p/>
        </draw:connector>
        <draw:custom-shape draw:style-name="gr14" draw:text-style-name="P2" xml:id="id117" draw:id="id117" draw:layer="Layer4" svg:width="4cm" svg:height="2cm" svg:x="24cm" svg:y="23.5cm">
          <text:p text:style-name="P10"><text:span text:style-name="T1">LEER ARCHIVO</text:span></text:p>
          <text:p text:style-name="P10"><text:span text:style-name="T1">TRABAJOS X</text:span></text:p>
          <text:p text:style-name="P10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er4" draw:line-skew="0.2cm" svg:x1="26cm" svg:y1="23.5cm" svg:x2="17.8cm" svg:y2="22cm" draw:start-shape="id117" draw:start-glue-point="0" svg:d="M26000 23500v-800h-8200v-700" svg:viewBox="0 0 8201 1501">
          <text:p/>
        </draw:connector>
        <draw:custom-shape draw:style-name="gr16" draw:text-style-name="P4" draw:layer="Layout" svg:width="9.3cm" svg:height="4.3cm" svg:x="1.3cm" svg:y="1.2cm">
          <text:p text:style-name="P4"><text:span text:style-name="T3">Diagrama General TP2, </text:span></text:p>
          <text:p text:style-name="P4"><text:span text:style-name="T3">Se detalla modulos del</text:span></text:p>
          <text:p text:style-name="P4"><text:span text:style-name="T3">Outpur <text:s/>procedure de la </text:span></text:p>
          <text:p text:style-name="P4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redeterminado">
        <draw:custom-shape draw:style-name="gr12" draw:text-style-name="P2" xml:id="id118" draw:id="id118" draw:layer="Layout" svg:width="6.2cm" svg:height="2cm" svg:x="14.7cm" svg:y="1.5cm">
          <text:p text:style-name="P10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19" draw:id="id119" draw:layer="Layout" svg:width="4cm" svg:height="2cm" svg:x="3.2cm" svg:y="5.7cm">
          <text:p text:style-name="P10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0" draw:id="id120" draw:layer="Layout" svg:width="4cm" svg:height="2cm" svg:x="3.2cm" svg:y="8.9cm">
          <text:p text:style-name="P10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118" draw:start-glue-point="2" draw:end-shape="id119" draw:end-glue-point="0" svg:d="M17800 3500v1100h-12600v1100" svg:viewBox="0 0 12601 2201">
          <text:p/>
        </draw:connector>
        <draw:connector draw:style-name="gr6" draw:text-style-name="P1" draw:layer="layout" svg:x1="5.2cm" svg:y1="7.7cm" svg:x2="5.2cm" svg:y2="8.9cm" draw:start-shape="id119" draw:start-glue-point="2" draw:end-shape="id120" draw:end-glue-point="0" svg:d="M5200 7700v1200" svg:viewBox="0 0 1 1201">
          <text:p/>
        </draw:connector>
        <draw:custom-shape draw:style-name="gr14" draw:text-style-name="P2" xml:id="id121" draw:id="id121" draw:layer="Layout" svg:width="4cm" svg:height="2cm" svg:x="1.1cm" svg:y="12.1cm">
          <text:p text:style-name="P10"><text:span text:style-name="T1">OPEN <text:s/>I </text:span></text:p>
          <text:p text:style-name="P10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2cm" svg:y1="10.9cm" svg:x2="3.1cm" svg:y2="12.1cm" draw:start-shape="id120" draw:start-glue-point="2" draw:end-shape="id121" draw:end-glue-point="0" svg:d="M5200 10900v600h-2100v600" svg:viewBox="0 0 2101 1201">
          <text:p/>
        </draw:connector>
        <draw:custom-shape draw:style-name="gr13" draw:text-style-name="P2" draw:layer="Layout" svg:width="6.2cm" svg:height="2cm" svg:x="20.5cm" svg:y="1.6cm">
          <text:p text:style-name="P10"><text:span text:style-name="T1">USING </text:span></text:p>
          <text:p text:style-name="P10"><text:span text:style-name="T1">COD-OPER, CUIT,</text:span></text:p>
          <text:p text:style-name="P10"><text:span text:style-name="T1">RAZON-SOCIAL,</text:span></text:p>
          <text:p text:style-name="P10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cm" svg:height="0.4cm" svg:x="3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cm" svg:height="0.4cm" svg:x="3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2" draw:id="id122" draw:layer="Layout" svg:width="4cm" svg:height="2cm" svg:x="14.5cm" svg:y="5.7cm">
          <text:p text:style-name="P10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3" draw:id="id123" draw:layer="Layout" svg:width="4cm" svg:height="2cm" svg:x="14.5cm" svg:y="8.9cm">
          <text:p text:style-name="P10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118" draw:start-glue-point="2" draw:end-shape="id122" draw:end-glue-point="0" svg:d="M17800 3500v1100h-1300v1100" svg:viewBox="0 0 1301 2201">
          <text:p/>
        </draw:connector>
        <draw:connector draw:style-name="gr6" draw:text-style-name="P1" draw:layer="layout" svg:x1="16.5cm" svg:y1="7.7cm" svg:x2="16.5cm" svg:y2="8.9cm" draw:start-shape="id122" draw:start-glue-point="2" draw:end-shape="id123" draw:end-glue-point="0" svg:d="M16500 7700v1200" svg:viewBox="0 0 1 1201">
          <text:p/>
        </draw:connector>
        <draw:custom-shape draw:style-name="gr14" draw:text-style-name="P2" xml:id="id124" draw:id="id124" draw:layer="Layout" svg:width="4cm" svg:height="2cm" svg:x="12.1cm" svg:y="12.1cm">
          <text:p text:style-name="P10"><text:span text:style-name="T1">CLOSE</text:span></text:p>
          <text:p text:style-name="P10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5cm" svg:y1="10.9cm" svg:x2="14.1cm" svg:y2="12.1cm" draw:start-shape="id123" draw:start-glue-point="2" draw:end-shape="id124" draw:end-glue-point="0" svg:d="M16500 10900v600h-2400v600" svg:viewBox="0 0 2401 1201">
          <text:p/>
        </draw:connector>
        <draw:custom-shape draw:style-name="gr17" draw:text-style-name="P2" draw:layer="Layout" svg:width="4cm" svg:height="0.4cm" svg:x="14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cm" svg:height="0.4cm" svg:x="14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5" draw:id="id125" draw:layer="Layout" svg:width="4cm" svg:height="2cm" svg:x="26.5cm" svg:y="5.7cm">
          <text:p text:style-name="P10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6" draw:id="id126" draw:layer="Layout" svg:width="4cm" svg:height="2cm" svg:x="26.5cm" svg:y="8.9cm">
          <text:p text:style-name="P10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118" draw:start-glue-point="2" draw:end-shape="id125" draw:end-glue-point="0" svg:d="M17800 3500v1100h10700v1100" svg:viewBox="0 0 10701 2201">
          <text:p/>
        </draw:connector>
        <draw:connector draw:style-name="gr6" draw:text-style-name="P1" draw:layer="layout" svg:x1="28.5cm" svg:y1="7.7cm" svg:x2="28.5cm" svg:y2="8.9cm" draw:start-shape="id125" draw:start-glue-point="2" draw:end-shape="id126" draw:end-glue-point="0" svg:d="M28500 7700v1200" svg:viewBox="0 0 1 1201">
          <text:p/>
        </draw:connector>
        <draw:custom-shape draw:style-name="gr14" draw:text-style-name="P2" xml:id="id127" draw:id="id127" draw:layer="Layout" svg:width="4cm" svg:height="3cm" svg:x="21.7cm" svg:y="12.1cm">
          <text:p text:style-name="P10"><text:span text:style-name="T1">REG-EMP-CUIT</text:span></text:p>
          <text:p text:style-name="P10"><text:span text:style-name="T1">←</text:span></text:p>
          <text:p text:style-name="P10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3.7cm" svg:y2="12.1cm" draw:start-shape="id126" draw:start-glue-point="2" draw:end-shape="id127" draw:end-glue-point="0" svg:d="M28500 10900v600h-4800v600" svg:viewBox="0 0 4801 1201">
          <text:p/>
        </draw:connector>
        <draw:custom-shape draw:style-name="gr17" draw:text-style-name="P2" draw:layer="Layout" svg:width="4cm" svg:height="0.4cm" svg:x="26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cm" svg:height="0.4cm" svg:x="26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8" draw:id="id128" draw:layer="Layout" svg:width="4.9cm" svg:height="3cm" svg:x="26.1cm" svg:y="12.1cm">
          <text:p text:style-name="P10"><text:span text:style-name="T1">READ </text:span></text:p>
          <text:p text:style-name="P10"><text:span text:style-name="T1">ARCH-EMP-IDX</text:span></text:p>
          <text:p text:style-name="P10"><text:span text:style-name="T1">RECORD KEY IS </text:span></text:p>
          <text:p text:style-name="P10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8.55cm" svg:y2="12.1cm" draw:start-shape="id126" draw:start-glue-point="2" draw:end-shape="id128" draw:end-glue-point="0" svg:d="M28500 10900v600h50v600" svg:viewBox="0 0 51 1201">
          <text:p/>
        </draw:connector>
        <draw:custom-shape draw:style-name="gr14" draw:text-style-name="P2" xml:id="id129" draw:id="id129" draw:layer="Layout" svg:width="4cm" svg:height="2.6cm" svg:x="31.6cm" svg:y="12.1cm">
          <text:p text:style-name="P10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3.6cm" svg:y2="12.1cm" draw:start-shape="id126" draw:end-shape="id129" draw:end-glue-point="0" svg:d="M28500 10900v600h5100v600" svg:viewBox="0 0 5101 1201">
          <text:p/>
        </draw:connector>
        <draw:custom-shape draw:style-name="gr13" draw:text-style-name="P2" draw:layer="Layout" svg:width="5.3cm" svg:height="2cm" svg:x="26.2cm" svg:y="14.9cm">
          <text:p text:style-name="P10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0" draw:id="id130" draw:layer="Layout" svg:width="4cm" svg:height="2cm" svg:x="5.6cm" svg:y="12.1cm">
          <text:p text:style-name="P10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5.2cm" svg:y1="10.9cm" svg:x2="7.6cm" svg:y2="12.1cm" draw:end-shape="id130" draw:end-glue-point="0" svg:d="M5200 10900v600h2400v600" svg:viewBox="0 0 2401 1201">
          <text:p/>
        </draw:connector>
        <draw:custom-shape draw:style-name="gr14" draw:text-style-name="P2" xml:id="id131" draw:id="id131" draw:layer="Layout" svg:width="4cm" svg:height="2cm" svg:x="16.4cm" svg:y="12.1cm">
          <text:p text:style-name="P10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16.5cm" svg:y1="10.9cm" svg:x2="18.4cm" svg:y2="12.1cm" draw:end-shape="id131" draw:end-glue-point="0" svg:d="M16500 10900v600h1900v600" svg:viewBox="0 0 1901 1201">
          <text:p/>
        </draw:connector>
        <draw:custom-shape draw:style-name="gr17" draw:text-style-name="P2" draw:layer="Layout" svg:width="4cm" svg:height="2cm" svg:x="8.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33" draw:id="id133" draw:layer="Layout" svg:width="4cm" svg:height="2cm" svg:x="14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cm" svg:y1="19.4cm" svg:x2="16.6cm" svg:y2="20.5cm" draw:start-shape="id132" draw:start-glue-point="2" draw:end-shape="id133" draw:end-glue-point="0" svg:d="M14000 19400v550h2600v550" svg:viewBox="0 0 2601 1101">
          <text:p/>
        </draw:connector>
        <draw:custom-shape draw:style-name="gr14" draw:text-style-name="P2" xml:id="id134" draw:id="id134" draw:layer="Layout" svg:width="4cm" svg:height="2cm" svg:x="14.6cm" svg:y="24.7cm">
          <text:p text:style-name="P10"><text:span text:style-name="T1">COD-ERROR</text:span></text:p>
          <text:p text:style-name="P10"><text:span text:style-name="T1">←</text:span></text:p>
          <text:p text:style-name="P10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6cm" svg:y1="22.5cm" svg:x2="16.6cm" svg:y2="24.7cm" draw:start-shape="id133" draw:start-glue-point="2" draw:end-shape="id134" draw:end-glue-point="0" svg:d="M16600 22500v2200" svg:viewBox="0 0 1 2201">
          <text:p/>
        </draw:connector>
        <draw:custom-shape draw:style-name="gr17" draw:text-style-name="P2" xml:id="id137" draw:id="id137" draw:layer="Layout" svg:width="4cm" svg:height="0.4cm" svg:x="8.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35" draw:id="id135" draw:layer="Layout" svg:width="4cm" svg:height="0.4cm" svg:x="8.8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6" draw:id="id136" draw:layer="Layout" svg:width="4cm" svg:height="2cm" svg:x="8.8cm" svg:y="24.7cm">
          <text:p text:style-name="P10"><text:span text:style-name="T1">COD-ERROR</text:span></text:p>
          <text:p text:style-name="P10"><text:span text:style-name="T1">←</text:span></text:p>
          <text:p text:style-name="P10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2.5cm" svg:x2="10.8cm" svg:y2="24.7cm" draw:start-shape="id135" draw:start-glue-point="2" draw:end-shape="id136" draw:end-glue-point="0" svg:d="M10800 22500v2200" svg:viewBox="0 0 1 2201">
          <text:p/>
        </draw:connector>
        <draw:custom-shape draw:style-name="gr14" draw:text-style-name="P2" xml:id="id132" draw:id="id132" draw:layer="Layout" svg:width="4cm" svg:height="2cm" svg:x="12cm" svg:y="17.4cm">
          <text:p text:style-name="P10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0.5cm" svg:x2="14cm" svg:y2="19.4cm" draw:start-shape="id137" draw:start-glue-point="0" draw:end-shape="id132" draw:end-glue-point="2" svg:d="M10800 20500v-550h3200v-550" svg:viewBox="0 0 3201 1101">
          <text:p/>
        </draw:connector>
        <draw:custom-shape draw:style-name="gr14" draw:text-style-name="P2" xml:id="id138" draw:id="id138" draw:layer="Layout" svg:width="5cm" svg:height="2.6cm" svg:x="35.9cm" svg:y="12.1cm">
          <text:p text:style-name="P10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8.4cm" svg:y2="12.1cm" draw:start-shape="id126" draw:start-glue-point="2" draw:end-shape="id138" svg:d="M28500 10900v600h9900v600" svg:viewBox="0 0 9901 1201">
          <text:p/>
        </draw:connector>
        <draw:custom-shape draw:style-name="gr17" draw:text-style-name="P2" draw:layer="Layout" svg:width="4cm" svg:height="2cm" svg:x="36.4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41" draw:id="id141" draw:layer="Layout" svg:width="4cm" svg:height="0.4cm" svg:x="36.4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39" draw:id="id139" draw:layer="Layout" svg:width="4cm" svg:height="0.4cm" svg:x="36.4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40" draw:id="id140" draw:layer="Layout" svg:width="4.9cm" svg:height="2cm" svg:x="35.9cm" svg:y="21.5cm">
          <text:p text:style-name="P10"><text:span text:style-name="T1">RAZON-SOCIAL</text:span></text:p>
          <text:p text:style-name="P10"><text:span text:style-name="T1">←</text:span></text:p>
          <text:p text:style-name="P10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8.4cm" svg:y1="19.3cm" svg:x2="38.35cm" svg:y2="21.5cm" draw:start-shape="id139" draw:start-glue-point="2" draw:end-shape="id140" draw:end-glue-point="0" svg:d="M38400 19300v1100h-50v1100" svg:viewBox="0 0 51 2201">
          <text:p/>
        </draw:connector>
        <draw:connector draw:style-name="gr6" draw:text-style-name="P1" draw:layer="layout" svg:x1="38.4cm" svg:y1="17.3cm" svg:x2="38.4cm" svg:y2="14.7cm" draw:start-shape="id141" draw:start-glue-point="0" draw:end-shape="id138" draw:end-glue-point="2" svg:d="M38400 17300v-2600" svg:viewBox="0 0 1 2601">
          <text:p/>
        </draw:connector>
        <draw:custom-shape draw:style-name="gr13" draw:text-style-name="P5" draw:layer="Layer4" svg:width="0.9cm" svg:height="1.3cm" svg:x="12.1cm" svg:y="20.1cm">
          <text:p text:style-name="P12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er4" svg:width="0.9cm" svg:height="1.3cm" svg:x="39.6cm" svg:y="16.8cm">
          <text:p text:style-name="P12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er4" svg:width="0.9cm" svg:height="1.3cm" svg:x="29.8cm" svg:y="5.3cm">
          <text:p text:style-name="P12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er4" svg:width="0.9cm" svg:height="1.3cm" svg:x="6.6cm" svg:y="5.2cm">
          <text:p text:style-name="P12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er4" svg:width="0.9cm" svg:height="1.3cm" svg:x="17.8cm" svg:y="5.3cm">
          <text:p text:style-name="P12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14.6cm" svg:y1="22.5cm" svg:x2="18.5cm" svg:y2="20.6cm">
          <text:p/>
        </draw:line>
      </draw:page>
      <draw:page draw:name="page9" draw:style-name="dp1" draw:master-page-name="Predeterminado">
        <draw:custom-shape draw:style-name="gr12" draw:text-style-name="P2" xml:id="id142" draw:id="id142" draw:layer="Layout" svg:width="5.7cm" svg:height="2.5cm" svg:x="11.7cm" svg:y="8cm">
          <text:p text:style-name="P10"><text:span text:style-name="T1">CERRAR</text:span></text:p>
          <text:p text:style-name="P10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43" draw:id="id143" draw:layer="Layout" svg:width="8.3cm" svg:height="2.2cm" svg:x="10.4cm" svg:y="13.1cm">
          <text:p text:style-name="P10"><text:span text:style-name="T1">CLOSE ARCH-PARAMETROS</text:span></text:p>
          <text:p text:style-name="P10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0.5cm" svg:x2="14.55cm" svg:y2="13.1cm" draw:start-shape="id142" draw:end-shape="id143" draw:end-glue-point="0" svg:d="M14550 10500v2600" svg:viewBox="0 0 1 2601">
          <text:p/>
        </draw:connector>
        <draw:custom-shape draw:style-name="gr12" draw:text-style-name="P2" xml:id="id144" draw:id="id144" draw:layer="Layout" svg:width="7.9cm" svg:height="2.8cm" svg:x="10.6cm" svg:y="17.7cm">
          <text:p text:style-name="P10"><text:span text:style-name="T1">CALL 'SUBRUTINA-EMPRESAS'</text:span></text:p>
          <text:p text:style-name="P10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5.3cm" svg:x2="14.55cm" svg:y2="17.7cm" draw:start-shape="id143" draw:start-glue-point="2" draw:end-shape="id144" draw:end-glue-point="0" svg:d="M14550 15300v2400" svg:viewBox="0 0 1 2401">
          <text:p/>
        </draw:connector>
        <draw:custom-shape draw:style-name="gr12" draw:text-style-name="P2" xml:id="id146" draw:id="id146" draw:layer="Layout" svg:width="5.7cm" svg:height="2.5cm" svg:x="25.2cm" svg:y="8cm">
          <text:p text:style-name="P10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45" draw:id="id145" draw:layer="Layout" svg:width="5.7cm" svg:height="2.5cm" svg:x="18.4cm" svg:y="2.9cm">
          <text:p text:style-name="P10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5cm" svg:y1="5.4cm" svg:x2="14.55cm" svg:y2="8cm" draw:start-shape="id145" draw:start-glue-point="2" draw:end-shape="id142" draw:end-glue-point="0" svg:d="M21250 5400v1300h-6700v1300" svg:viewBox="0 0 6701 2601">
          <text:p/>
        </draw:connector>
        <draw:connector draw:style-name="gr2" draw:text-style-name="P1" draw:layer="layout" svg:x1="21.25cm" svg:y1="5.4cm" svg:x2="28.05cm" svg:y2="8cm" draw:start-shape="id145" draw:start-glue-point="2" draw:end-shape="id146" svg:d="M21250 5400v1300h6800v1300" svg:viewBox="0 0 6801 2601">
          <text:p/>
        </draw:connector>
        <draw:custom-shape draw:style-name="gr16" draw:text-style-name="P4" draw:layer="Layout" svg:width="9.3cm" svg:height="4.3cm" svg:x="1.4cm" svg:y="1.6cm">
          <text:p text:style-name="P4"><text:span text:style-name="T3">Modulo final del TP 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Predeterminado">
        <draw:custom-shape draw:style-name="gr1" draw:text-style-name="P2" xml:id="id147" draw:id="id147" draw:layer="layout" svg:width="5.7cm" svg:height="2.5cm" svg:x="11.7cm" svg:y="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8" draw:id="id148" draw:layer="layout" svg:width="8.3cm" svg:height="2.2cm" svg:x="10.4cm" svg:y="13.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0.5cm" svg:x2="14.55cm" svg:y2="13.1cm" draw:start-shape="id147" draw:end-shape="id148" draw:end-glue-point="0" svg:d="M14550 10500v2600" svg:viewBox="0 0 1 2601">
          <text:p/>
        </draw:connector>
        <draw:custom-shape draw:style-name="gr1" draw:text-style-name="P2" xml:id="id149" draw:id="id149" draw:layer="layout" svg:width="7.9cm" svg:height="2.8cm" svg:x="10.6cm" svg:y="17.7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5.3cm" svg:x2="14.55cm" svg:y2="17.7cm" draw:start-shape="id148" draw:start-glue-point="2" draw:end-shape="id149" draw:end-glue-point="0" svg:d="M14550 15300v2400" svg:viewBox="0 0 1 2401">
          <text:p/>
        </draw:connector>
        <draw:custom-shape draw:style-name="gr1" draw:text-style-name="P2" xml:id="id151" draw:id="id151" draw:layer="layout" svg:width="5.7cm" svg:height="2.5cm" svg:x="25.2cm" svg:y="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0" draw:id="id150" draw:layer="layout" svg:width="5.7cm" svg:height="2.5cm" svg:x="18.4cm" svg:y="2.9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5cm" svg:y1="5.4cm" svg:x2="14.55cm" svg:y2="8cm" draw:start-shape="id150" draw:start-glue-point="2" draw:end-shape="id147" draw:end-glue-point="0" svg:d="M21250 5400v1300h-6700v1300" svg:viewBox="0 0 6701 2601">
          <text:p/>
        </draw:connector>
        <draw:connector draw:style-name="gr2" draw:text-style-name="P1" draw:layer="layout" svg:x1="21.25cm" svg:y1="5.4cm" svg:x2="28.05cm" svg:y2="8cm" draw:start-shape="id150" draw:start-glue-point="2" draw:end-shape="id151" svg:d="M21250 5400v1300h6800v1300" svg:viewBox="0 0 6801 2601">
          <text:p/>
        </draw:connector>
        <draw:custom-shape draw:style-name="gr4" draw:text-style-name="P4" draw:layer="layout" svg:width="9.3cm" svg:height="4.3cm" svg:x="1.4cm" svg:y="1.6cm">
          <text:p text:style-name="P4"><text:span text:style-name="T3">Modulo final del TP 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7-02T17:39:25.635230637</dc:date>
    <meta:editing-duration>PT12H20M39S</meta:editing-duration>
    <meta:editing-cycles>199</meta:editing-cycles>
    <meta:generator>LibreOffice/4.2.8.2$Linux_x86 LibreOffice_project/420m0$Build-2</meta:generator>
    <meta:document-statistic meta:object-count="358"/>
  </office:meta>
</office:document-meta>
</file>